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0b7" officeooo:paragraph-rsid="001cd0b7"/>
    </style:style>
    <style:style style:name="P2" style:family="paragraph" style:parent-style-name="Standard">
      <style:text-properties officeooo:rsid="001dee48" officeooo:paragraph-rsid="001dee48"/>
    </style:style>
    <style:style style:name="P3" style:family="paragraph" style:parent-style-name="Standard">
      <style:text-properties fo:font-size="16pt" fo:font-weight="bold" officeooo:rsid="001cd0b7" officeooo:paragraph-rsid="001dee4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1cd0b7" officeooo:paragraph-rsid="001cd0b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dee48" officeooo:paragraph-rsid="001dee48"/>
    </style:style>
    <style:style style:name="P6" style:family="paragraph" style:parent-style-name="Standard">
      <style:text-properties officeooo:rsid="00202be1" officeooo:paragraph-rsid="00202be1"/>
    </style:style>
    <style:style style:name="P7" style:family="paragraph" style:parent-style-name="Standard">
      <style:text-properties officeooo:rsid="00207976" officeooo:paragraph-rsid="00207976"/>
    </style:style>
    <style:style style:name="T1" style:family="text">
      <style:text-properties officeooo:rsid="001dee48"/>
    </style:style>
    <style:style style:name="T2" style:family="text">
      <style:text-properties officeooo:rsid="002079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AKT Technical Note</text:p>
      <text:p text:style-name="P3">Widget and <text:span text:style-name="T1">w</text:span>idgette <text:span text:style-name="T1">i</text:span>mplementation</text:p>
      <text:p text:style-name="P1"/>
      <text:p text:style-name="P1"/>
      <text:p text:style-name="P4">xxx_details widgettes</text:p>
      <text:p text:style-name="P1">E.g. statement_details, source_details<text:span text:style-name="T1">, formal_term_details</text:span>....</text:p>
      <text:p text:style-name="P1">I.e. The widgettes which display a<text:span text:style-name="T1">n</text:span> individual item, in response to clicking on the New, View or Edit buttons in the Collection panel.</text:p>
      <text:p text:style-name="P1"/>
      <text:p text:style-name="P1">The general design for these is to create a temporary class instance (aka item, JavaScript object) for the New and Edit modes. <text:s text:c="2"/>For the New mode, this is simply an empty item. <text:s text:c="2"/>For the Edit mode, this item is populated with information from the item selected from the KB. <text:s text:c="2"/>When the user clicks the Update button then: </text:p>
      <text:p text:style-name="P1">- for the New mode, a new KB item is created and added to the KB;</text:p>
      <text:p text:style-name="P1">- for the Edit mode, the item in the KB is replaced with the temporary item.</text:p>
      <text:p text:style-name="P1"/>
      <text:p text:style-name="P2">This approach replaces the earlier, and simpler, method, in which the information in the various fields in the xxx_widgette are used to create a new item (for mode=New) or modify the existing one (for mode=Edit). <text:s text:c="3"/></text:p>
      <text:p text:style-name="P2"/>
      <text:p text:style-name="P2">The reason for this change is to allow the full range of methods in the corresponding item Class to be used for e.g. doing checks on the prospective item. <text:s text:c="2"/>This in principle applies to all Classes, but is especially relevant for hierarchies (formal-term-object and topic hierarchies0 while the user is working with it prior to clicking on Update.</text:p>
      <text:p text:style-name="P2"/>
      <text:p text:style-name="P2">Currently (August 2024), this change in approach has been implemented in the statement_details, source_details, formal_term_details and hierarchy_details widgettes. <text:s text:c="2"/></text:p>
      <text:p text:style-name="P2"/>
      <text:p text:style-name="P6">This approach requires something like the following code:</text:p>
      <text:p text:style-name="P6"/>
      <text:p text:style-name="P6">At the start of the widgette's setup() function:</text:p>
      <text:p text:style-name="P6"><text:s text:c="8"/>if (widget.options.mode === 'new') {</text:p>
      <text:p text:style-name="P6"><text:s text:c="12"/>widget.temp_statement = new Statement({kb:kb});</text:p>
      <text:p text:style-name="P6"><text:s text:c="8"/>} else if (widget.options.mode === 'edit') {</text:p>
      <text:p text:style-name="P6"><text:s text:c="12"/>var statement = widget.options.item;</text:p>
      <text:p text:style-name="P6"><text:s text:c="12"/>var statementSpec = statement.makeSpec();</text:p>
      <text:p text:style-name="P6"><text:s text:c="12"/>widget.temp_statement = new Statement(statementSpec);</text:p>
      <text:p text:style-name="P6"><text:s text:c="8"/>}</text:p>
      <text:p text:style-name="P6">Note <text:span text:style-name="T2">1. T</text:span>he temporary item (here: temp_statement) is stored as widget.temp_statement, to make it available throughout the widgette.</text:p>
      <text:p text:style-name="P7">Note 2. In View mode, we don't simply copy the item into the temporary item: a change to the latter would be reflected in the KB item. <text:s text:c="2"/>Instead, we do a cloning operation. <text:s text:c="2"/>The safest way of doing this is to generate an object literal (here: statementSpec), and use this to create a brand new instance <text:s/>of the item.</text:p>
      <text:p text:style-name="P6"/>
      <text:p text:style-name="P6"/>
      <text:p text:style-name="P6">In the Update button-click event handler</text:p>
      <text:p text:style-name="P6"><text:tab/>var statement = widget.temp_statement;</text:p>
      <text:p text:style-name="P6"><text:s text:c="8"/><text:tab/>kb._statements[statement._id] = statement;</text:p>
      <text:p text:style-name="P6"><text:tab/>AKT.saveKbInLocalStorage(kbId);</text:p>
      <text:p text:style-name="P6"/>
      <text:p text:style-name="P6"><text:soft-page-break/><text:s text:c="8"/>if (widget.options.mode==='new') {</text:p>
      <text:p text:style-name="P6"><text:s text:c="12"/>AKT.trigger('new_item_created_event',{kb:kb,item_type:'statement',item:statement});</text:p>
      <text:p text:style-name="P6"><text:s text:c="8"/>} else if (widget.options.mode==='edit') {</text:p>
      <text:p text:style-name="P6"><text:s text:c="12"/>AKT.trigger('item_changed_event',{kb:kb,item_type:'statement',item:statement});</text:p>
      <text:p text:style-name="P6"><text:s text:c="8"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18:09:38.497110796</meta:creation-date>
    <dc:date>2024-08-04T18:44:51.794328977</dc:date>
    <meta:editing-duration>PT3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383" meta:character-count="2797" meta:non-whitespace-character-count="2293"/>
  </office:meta>
</office:document-meta>
</file>